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40000000300D43314F9.png"/>
  <manifest:file-entry manifest:media-type="image/png" manifest:full-path="Pictures/100000000000040000000300DDDDEC3A.png"/>
  <manifest:file-entry manifest:media-type="image/png" manifest:full-path="Pictures/100000000000040000000300DF9BB876.png"/>
  <manifest:file-entry manifest:media-type="image/png" manifest:full-path="Pictures/100000000000040000000300F94A1F2D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stroke="none" draw:fill="none" draw:fill-color="#ffffff" fo:min-height="5.822cm" draw:shadow="hidden"/>
    </style:style>
    <style:style style:name="pr2" style:family="presentation" style:parent-style-name="Default-outline1">
      <style:graphic-properties draw:stroke="none" draw:fill="none" draw:fill-color="#ffffff" fo:min-height="3.175cm" draw:shadow="hidden"/>
    </style:style>
    <style:style style:name="pr3" style:family="presentation" style:parent-style-name="Default-notes">
      <style:graphic-properties draw:fill-color="#ffffff" draw:auto-grow-height="true" fo:min-height="11.43cm"/>
    </style:style>
    <style:style style:name="pr4" style:family="presentation" style:parent-style-name="Title3-title">
      <style:graphic-properties draw:stroke="none" draw:fill="none" draw:fill-color="#ffffff" fo:min-height="3.635cm" draw:shadow="hidden"/>
    </style:style>
    <style:style style:name="pr5" style:family="presentation" style:parent-style-name="Title3-outline1">
      <style:graphic-properties draw:stroke="none" draw:fill="none" draw:fill-color="#ffffff" fo:min-height="20.11cm" draw:shadow="hidden"/>
    </style:style>
    <style:style style:name="pr6" style:family="presentation" style:parent-style-name="Title3-notes">
      <style:graphic-properties draw:fill-color="#ffffff" fo:min-height="11.43cm"/>
    </style:style>
    <style:style style:name="pr7" style:family="presentation" style:parent-style-name="Title2-title">
      <style:graphic-properties draw:stroke="none" draw:fill="none" draw:fill-color="#ffffff" fo:min-height="5.822cm" draw:shadow="hidden"/>
    </style:style>
    <style:style style:name="pr8" style:family="presentation" style:parent-style-name="Title2-outline1">
      <style:graphic-properties draw:stroke="none" draw:fill="none" draw:fill-color="#ffffff" fo:min-height="3.142cm" draw:shadow="hidden"/>
    </style:style>
    <style:style style:name="pr9" style:family="presentation" style:parent-style-name="Title2-notes">
      <style:graphic-properties draw:fill-color="#ffffff" fo:min-height="11.43cm"/>
    </style:style>
    <style:style style:name="P1" style:family="paragraph">
      <style:paragraph-properties fo:margin-left="0cm" fo:margin-right="0cm" fo:text-indent="0cm"/>
      <style:text-properties fo:font-size="96pt"/>
    </style:style>
    <style:style style:name="P2" style:family="paragraph">
      <style:paragraph-properties fo:margin-left="0cm" fo:margin-right="0cm" fo:text-align="end" fo:text-indent="0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2.328cm" fo:margin-right="0cm" fo:text-indent="-1.588cm"/>
    </style:style>
    <style:style style:name="T1" style:family="text">
      <style:text-properties fo:font-size="96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text-style-name="P1" draw:layer="layout" svg:width="21.378cm" svg:height="16.257cm" svg:x="14.605cm" svg:y="1.905cm" presentation:class="title" presentation:user-transformed="true">
          <draw:text-box>
            <text:p text:style-name="P1"><text:span text:style-name="T1">Extending Rails:</text:span><text:span text:style-name="T1"><text:line-break/></text:span><text:span text:style-name="T1">Building and</text:span><text:span text:style-name="T1"><text:line-break/></text:span><text:span text:style-name="T1">Understanding</text:span><text:span text:style-name="T1"><text:line-break/></text:span><text:span text:style-name="T1">Plugins</text:span></text:p>
          </draw:text-box>
        </draw:frame>
        <draw:frame presentation:style-name="pr2" draw:text-style-name="P2" draw:layer="layout" svg:width="20.955cm" svg:height="3.175cm" svg:x="14.605cm" svg:y="23.495cm" presentation:class="outline" presentation:user-transformed="true">
          <draw:text-box>
            <text:list text:style-name="L1">
              <text:list-item>
                <text:p text:style-name="P2">Clinton R. Nixon</text:p>
              </text:list-item>
            </text:list>
            <text:list text:style-name="L1">
              <text:list-item>
                <text:p text:style-name="P2">Viget Labs</text:p>
              </text:list-item>
            </text:list>
          </draw:text-box>
        </draw:frame>
        <presentation:notes draw:style-name="dp2">
          <draw:page-thumbnail draw:style-name="gr1" draw:layer="layout" svg:width="12.699cm" svg:height="9.524cm" svg:x="3.175cm" svg:y="1.93cm" draw:page-number="1" presentation:class="page"/>
          <draw:frame presentation:style-name="pr3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2" draw:style-name="dp1" draw:master-page-name="Title3" presentation:presentation-page-layout-name="AL1T1">
        <office:forms form:automatic-focus="false" form:apply-design-mode="false"/>
        <draw:frame presentation:style-name="pr4" draw:text-style-name="P3" draw:layer="layout" svg:width="25.612cm" svg:height="3.635cm" svg:x="9.701cm" svg:y="0.829cm" presentation:class="title" presentation:placeholder="true" presentation:user-transformed="true">
          <draw:text-box/>
        </draw:frame>
        <draw:frame presentation:style-name="pr5" draw:text-style-name="P4" draw:layer="layout" svg:width="33.69cm" svg:height="20.11cm" svg:x="1.023cm" svg:y="6.033cm" presentation:class="outline" presentation:placeholder="true" presentation:user-transformed="true">
          <draw:text-box/>
        </draw:frame>
        <presentation:notes draw:style-name="dp2">
          <office:forms form:automatic-focus="false" form:apply-design-mode="false"/>
          <draw:page-thumbnail draw:style-name="gr1" draw:layer="layout" svg:width="7.142cm" svg:height="9.524cm" svg:x="5.953cm" svg:y="1.93cm" draw:page-number="2" presentation:class="page"/>
          <draw:frame presentation:style-name="pr6" draw:text-style-name="P3" draw:layer="layout" svg:width="15.239cm" svg:height="11.43cm" svg:x="1.905cm" svg:y="12.065cm" presentation:class="notes" presentation:placeholder="true">
            <draw:text-box/>
          </draw:frame>
        </presentation:notes>
      </draw:page>
      <draw:page draw:name="page3" draw:style-name="dp1" draw:master-page-name="Title2" presentation:presentation-page-layout-name="AL1T1">
        <office:forms form:automatic-focus="false" form:apply-design-mode="false"/>
        <draw:frame presentation:style-name="pr7" draw:text-style-name="P3" draw:layer="layout" svg:width="21.378cm" svg:height="5.822cm" svg:x="14.817cm" svg:y="5.663cm" presentation:class="title" presentation:placeholder="true" presentation:user-transformed="true">
          <draw:text-box/>
        </draw:frame>
        <draw:frame presentation:style-name="pr8" draw:text-style-name="P3" draw:layer="layout" svg:width="21.343cm" svg:height="3.142cm" svg:x="14.886cm" svg:y="11.606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7.142cm" svg:height="9.524cm" svg:x="5.953cm" svg:y="1.93cm" draw:page-number="3" presentation:class="page"/>
          <draw:frame presentation:style-name="pr9" draw:layer="layout" svg:width="15.239cm" svg:height="11.43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fill-image draw:name="Bitmape_20_1" draw:display-name="Bitmape 1" xlink:href="Pictures/100000000000040000000300DDDDEC3A.png" xlink:type="simple" xlink:show="embed" xlink:actuate="onLoad"/>
    <draw:fill-image draw:name="Bitmape_20_2" draw:display-name="Bitmape 2" xlink:href="Pictures/100000000000040000000300D43314F9.png" xlink:type="simple" xlink:show="embed" xlink:actuate="onLoad"/>
    <draw:fill-image draw:name="Bitmape_20_3" draw:display-name="Bitmape 3" xlink:href="Pictures/100000000000040000000300DF9BB876.png" xlink:type="simple" xlink:show="embed" xlink:actuate="onLoad"/>
    <draw:fill-image draw:name="Bitmape_20_4" draw:display-name="Bitmape 4" xlink:href="Pictures/100000000000040000000300F94A1F2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GillSans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GillSans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GillSans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GillSans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GillSans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GillSans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GillSans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GillSans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GillSans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GillSans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illSan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Myriad Pro Bold Condensed'" style:font-style-name="Bold" style:font-family-generic="swiss" style:font-pitch="variable" fo:font-size="64pt" fo:font-style="normal" fo:text-shadow="none" style:text-underline-style="none" fo:font-weight="bold" style:font-family-asian="'ヒラギノ角ゴ Pro W6'" style:font-pitch-asian="variable" style:font-size-asian="64pt" style:font-style-asian="normal" style:font-weight-asian="bold" style:font-family-complex="'ヒラギノ角ゴ Pro W6'" style:font-pitch-complex="variable" style:font-size-complex="64pt" style:font-style-complex="normal" style:font-weight-complex="bold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bitmap" draw:fill-color="#ffffff" draw:fill-image-name="Bitmape_20_1" style:repeat="stretch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text-properties fo:font-family="GillSans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GillSans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GillSans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GillSans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GillSans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GillSans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GillSans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GillSans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GillSans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GillSans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simple" style:line-break="normal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GillSans" style:font-pitch="variab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text-properties fo:font-family="GillSans" style:font-family-generic="swiss" style:font-pitch="variable" fo:color="#6e0074" fo:font-size="100%"/>
          </text:list-level-style-bullet>
          <text:list-level-style-bullet text:level="2" text:bullet-char="•">
            <style:list-level-properties text:space-before="1.27cm"/>
            <style:text-properties fo:font-family="GillSans" style:font-family-generic="swiss" style:font-pitch="variable" fo:color="#6e0074" fo:font-size="100%"/>
          </text:list-level-style-bullet>
          <text:list-level-style-bullet text:level="3" text:bullet-char="•">
            <style:list-level-properties text:space-before="2.54cm"/>
            <style:text-properties fo:font-family="GillSans" style:font-family-generic="swiss" style:font-pitch="variable" fo:color="#6e0074" fo:font-size="100%"/>
          </text:list-level-style-bullet>
          <text:list-level-style-bullet text:level="4" text:bullet-char="•">
            <style:list-level-properties text:space-before="3.81cm"/>
            <style:text-properties fo:font-family="GillSans" style:font-family-generic="swiss" style:font-pitch="variable" fo:color="#6e0074" fo:font-size="100%"/>
          </text:list-level-style-bullet>
          <text:list-level-style-bullet text:level="5" text:bullet-char="•">
            <style:list-level-properties text:space-before="5.08cm"/>
            <style:text-properties fo:font-family="GillSans" style:font-family-generic="swiss" style:font-pitch="variable" fo:color="#6e0074" fo:font-size="100%"/>
          </text:list-level-style-bullet>
          <text:list-level-style-bullet text:level="6" text:bullet-char="•">
            <style:list-level-properties text:space-before="5.08cm"/>
            <style:text-properties fo:font-family="GillSans" style:font-family-generic="swiss" style:font-pitch="variable" fo:color="#6e0074" fo:font-size="100%"/>
          </text:list-level-style-bullet>
          <text:list-level-style-bullet text:level="7" text:bullet-char="•">
            <style:list-level-properties text:space-before="5.08cm"/>
            <style:text-properties fo:font-family="GillSans" style:font-family-generic="swiss" style:font-pitch="variable" fo:color="#6e0074" fo:font-size="100%"/>
          </text:list-level-style-bullet>
          <text:list-level-style-bullet text:level="8" text:bullet-char="•">
            <style:list-level-properties text:space-before="5.08cm"/>
            <style:text-properties fo:font-family="GillSans" style:font-family-generic="swiss" style:font-pitch="variable" fo:color="#6e0074" fo:font-size="100%"/>
          </text:list-level-style-bullet>
          <text:list-level-style-bullet text:level="9" text:bullet-char="•">
            <style:list-level-properties text:space-before="5.08cm"/>
            <style:text-properties fo:font-family="GillSans" style:font-family-generic="swiss" style:font-pitch="variable" fo:color="#6e0074" fo:font-size="100%"/>
          </text:list-level-style-bullet>
          <text:list-level-style-bullet text:level="10" text:bullet-char="•">
            <style:list-level-properties text:space-before="5.08cm"/>
            <style:text-properties fo:font-family="GillSans" style:font-family-generic="swiss" style:font-pitch="variable" fo:color="#6e0074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e0074" style:text-outline="false" style:text-line-through-style="none" style:text-position="0% 100%" fo:font-family="GillSans" style:font-pitch="variable" fo:font-size="12pt" fo:font-style="normal" fo:text-shadow="none" style:text-underline-style="none" fo:font-weight="normal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'Myriad Pro'" style:font-style-name="Regular" style:font-family-generic="swiss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1-title" style:family="presentation">
      <style:graphic-properties draw:stroke="none" draw:fill="none" draw:textarea-vertical-align="middle">
        <text:list-style style:name="Title1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8pt" fo:font-style="normal" fo:text-shadow="none" style:text-underline-style="none" fo:font-weight="bold" style:letter-kerning="true" style:font-family-asian="'ヒラギノ角ゴ Pro W6'" style:font-pitch-asian="variable" style:font-size-asian="48pt" style:font-style-asian="normal" style:font-weight-asian="bold" style:font-family-complex="'ヒラギノ角ゴ Pro W6'" style:font-pitch-complex="variable" style:font-size-complex="48pt" style:font-style-complex="normal" style:font-weight-complex="bold" style:text-emphasize="none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‣">
            <style:list-level-properties text:space-before="0.74cm" text:min-label-width="1.588cm"/>
            <style:text-properties fo:font-family="'Lucida Grande'" style:font-pitch="variable" fo:color="#003876" fo:font-size="100%"/>
          </text:list-level-style-bullet>
          <text:list-level-style-bullet text:level="2" text:bullet-char="‣">
            <style:list-level-properties text:space-before="1.975cm" text:min-label-width="1.588cm"/>
            <style:text-properties fo:font-family="'Lucida Grande'" style:font-pitch="variable" fo:color="#003876" fo:font-size="100%"/>
          </text:list-level-style-bullet>
          <text:list-level-style-bullet text:level="3" text:bullet-char="‣">
            <style:list-level-properties text:space-before="3.21cm" text:min-label-width="1.587cm"/>
            <style:text-properties fo:font-family="'Lucida Grande'" style:font-pitch="variable" fo:color="#003876" fo:font-size="100%"/>
          </text:list-level-style-bullet>
          <text:list-level-style-bullet text:level="4" text:bullet-char="‣">
            <style:list-level-properties text:space-before="4.445cm" text:min-label-width="1.587cm"/>
            <style:text-properties fo:font-family="'Lucida Grande'" style:font-pitch="variable" fo:color="#003876" fo:font-size="100%"/>
          </text:list-level-style-bullet>
          <text:list-level-style-bullet text:level="5" text:bullet-char="‣">
            <style:list-level-properties text:space-before="5.679cm" text:min-label-width="1.588cm"/>
            <style:text-properties fo:font-family="'Lucida Grande'" style:font-pitch="variable" fo:color="#003876" fo:font-size="100%"/>
          </text:list-level-style-bullet>
          <text:list-level-style-bullet text:level="6" text:bullet-char="‣">
            <style:list-level-properties text:space-before="5.679cm" text:min-label-width="1.588cm"/>
            <style:text-properties fo:font-family="'Lucida Grande'" style:font-pitch="variable" fo:color="#003876" fo:font-size="100%"/>
          </text:list-level-style-bullet>
          <text:list-level-style-bullet text:level="7" text:bullet-char="‣">
            <style:list-level-properties text:space-before="5.679cm" text:min-label-width="1.588cm"/>
            <style:text-properties fo:font-family="'Lucida Grande'" style:font-pitch="variable" fo:color="#003876" fo:font-size="100%"/>
          </text:list-level-style-bullet>
          <text:list-level-style-bullet text:level="8" text:bullet-char="‣">
            <style:list-level-properties text:space-before="5.679cm" text:min-label-width="1.588cm"/>
            <style:text-properties fo:font-family="'Lucida Grande'" style:font-pitch="variable" fo:color="#003876" fo:font-size="100%"/>
          </text:list-level-style-bullet>
          <text:list-level-style-bullet text:level="9" text:bullet-char="‣">
            <style:list-level-properties text:space-before="5.679cm" text:min-label-width="1.588cm"/>
            <style:text-properties fo:font-family="'Lucida Grande'" style:font-pitch="variable" fo:color="#003876" fo:font-size="100%"/>
          </text:list-level-style-bullet>
        </text:list-style>
      </style:graphic-properties>
      <style:paragraph-properties fo:margin-left="2.328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Title1-background" style:family="presentation">
      <style:graphic-properties draw:stroke="none" draw:fill="bitmap" draw:fill-color="#ffffff" draw:fill-image-name="Bitmape_20_2" style:repeat="stretch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text-properties fo:font-family="GillSans" style:font-family-generic="swiss" style:font-pitch="variable" fo:color="#6f006e" fo:font-size="100%"/>
          </text:list-level-style-bullet>
          <text:list-level-style-bullet text:level="2" text:bullet-char="•">
            <style:list-level-properties text:space-before="1.27cm"/>
            <style:text-properties fo:font-family="GillSans" style:font-family-generic="swiss" style:font-pitch="variable" fo:color="#6f006e" fo:font-size="100%"/>
          </text:list-level-style-bullet>
          <text:list-level-style-bullet text:level="3" text:bullet-char="•">
            <style:list-level-properties text:space-before="2.54cm"/>
            <style:text-properties fo:font-family="GillSans" style:font-family-generic="swiss" style:font-pitch="variable" fo:color="#6f006e" fo:font-size="100%"/>
          </text:list-level-style-bullet>
          <text:list-level-style-bullet text:level="4" text:bullet-char="•">
            <style:list-level-properties text:space-before="3.81cm"/>
            <style:text-properties fo:font-family="GillSans" style:font-family-generic="swiss" style:font-pitch="variable" fo:color="#6f006e" fo:font-size="100%"/>
          </text:list-level-style-bullet>
          <text:list-level-style-bullet text:level="5" text:bullet-char="•">
            <style:list-level-properties text:space-before="5.08cm"/>
            <style:text-properties fo:font-family="GillSans" style:font-family-generic="swiss" style:font-pitch="variable" fo:color="#6f006e" fo:font-size="100%"/>
          </text:list-level-style-bullet>
          <text:list-level-style-bullet text:level="6" text:bullet-char="•">
            <style:list-level-properties text:space-before="5.08cm"/>
            <style:text-properties fo:font-family="GillSans" style:font-family-generic="swiss" style:font-pitch="variable" fo:color="#6f006e" fo:font-size="100%"/>
          </text:list-level-style-bullet>
          <text:list-level-style-bullet text:level="7" text:bullet-char="•">
            <style:list-level-properties text:space-before="5.08cm"/>
            <style:text-properties fo:font-family="GillSans" style:font-family-generic="swiss" style:font-pitch="variable" fo:color="#6f006e" fo:font-size="100%"/>
          </text:list-level-style-bullet>
          <text:list-level-style-bullet text:level="8" text:bullet-char="•">
            <style:list-level-properties text:space-before="5.08cm"/>
            <style:text-properties fo:font-family="GillSans" style:font-family-generic="swiss" style:font-pitch="variable" fo:color="#6f006e" fo:font-size="100%"/>
          </text:list-level-style-bullet>
          <text:list-level-style-bullet text:level="9" text:bullet-char="•">
            <style:list-level-properties text:space-before="5.08cm"/>
            <style:text-properties fo:font-family="GillSans" style:font-family-generic="swiss" style:font-pitch="variable" fo:color="#6f006e" fo:font-size="100%"/>
          </text:list-level-style-bullet>
          <text:list-level-style-bullet text:level="10" text:bullet-char="•">
            <style:list-level-properties text:space-before="5.08cm"/>
            <style:text-properties fo:font-family="GillSans" style:font-family-generic="swiss" style:font-pitch="variable" fo:color="#6f006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6f006e" style:text-outline="false" style:text-line-through-style="none" style:text-position="0% 100%" fo:font-family="GillSan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1-outline1" style:family="presentation">
      <style:graphic-properties draw:stroke="none" draw:fill="none">
        <text:list-style style:name="Title1-outline1">
          <text:list-level-style-bullet text:level="1" text:bullet-char="‣">
            <style:list-level-properties text:space-before="0.74cm" text:min-label-width="1.588cm"/>
            <style:text-properties fo:font-family="'Lucida Grande'" style:font-pitch="variable" fo:color="#003876" fo:font-size="100%"/>
          </text:list-level-style-bullet>
          <text:list-level-style-bullet text:level="2" text:bullet-char="‣">
            <style:list-level-properties text:space-before="1.975cm" text:min-label-width="1.588cm"/>
            <style:text-properties fo:font-family="'Lucida Grande'" style:font-pitch="variable" fo:color="#003876" fo:font-size="100%"/>
          </text:list-level-style-bullet>
          <text:list-level-style-bullet text:level="3" text:bullet-char="‣">
            <style:list-level-properties text:space-before="3.21cm" text:min-label-width="1.587cm"/>
            <style:text-properties fo:font-family="'Lucida Grande'" style:font-pitch="variable" fo:color="#003876" fo:font-size="100%"/>
          </text:list-level-style-bullet>
          <text:list-level-style-bullet text:level="4" text:bullet-char="‣">
            <style:list-level-properties text:space-before="4.445cm" text:min-label-width="1.587cm"/>
            <style:text-properties fo:font-family="'Lucida Grande'" style:font-pitch="variable" fo:color="#003876" fo:font-size="100%"/>
          </text:list-level-style-bullet>
          <text:list-level-style-bullet text:level="5" text:bullet-char="‣">
            <style:list-level-properties text:space-before="5.679cm" text:min-label-width="1.588cm"/>
            <style:text-properties fo:font-family="'Lucida Grande'" style:font-pitch="variable" fo:color="#003876" fo:font-size="100%"/>
          </text:list-level-style-bullet>
          <text:list-level-style-bullet text:level="6" text:bullet-char="‣">
            <style:list-level-properties text:space-before="5.679cm" text:min-label-width="1.588cm"/>
            <style:text-properties fo:font-family="'Lucida Grande'" style:font-pitch="variable" fo:color="#003876" fo:font-size="100%"/>
          </text:list-level-style-bullet>
          <text:list-level-style-bullet text:level="7" text:bullet-char="‣">
            <style:list-level-properties text:space-before="5.679cm" text:min-label-width="1.588cm"/>
            <style:text-properties fo:font-family="'Lucida Grande'" style:font-pitch="variable" fo:color="#003876" fo:font-size="100%"/>
          </text:list-level-style-bullet>
          <text:list-level-style-bullet text:level="8" text:bullet-char="‣">
            <style:list-level-properties text:space-before="5.679cm" text:min-label-width="1.588cm"/>
            <style:text-properties fo:font-family="'Lucida Grande'" style:font-pitch="variable" fo:color="#003876" fo:font-size="100%"/>
          </text:list-level-style-bullet>
        </text:list-style>
      </style:graphic-properties>
      <style:paragraph-properties fo:margin-left="2.328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Title1-outline2" style:family="presentation" style:parent-style-name="Title1-outline1">
      <style:paragraph-properties fo:margin-left="3.563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4.797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6.032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2-title" style:family="presentation">
      <style:graphic-properties draw:stroke="none" draw:fill="none" draw:textarea-vertical-align="middle">
        <text:list-style style:name="Title2-title">
          <text:list-level-style-bullet text:level="1" text:bullet-char="•">
            <style:text-properties fo:font-family="Arial" style:font-family-generic="swiss" style:font-pitch="variable" fo:color="#171f6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1f60" style:text-outline="false" style:text-line-through-style="none" style:text-position="0% 100%" fo:font-family="Arial" style:font-pitch="variable" fo:font-size="64pt" fo:font-style="normal" fo:text-shadow="none" style:text-underline-style="none" fo:font-weight="bold" style:letter-kerning="true" style:font-family-asian="'ヒラギノ角ゴ Pro W6'" style:font-pitch-asian="variable" style:font-size-asian="64pt" style:font-style-asian="normal" style:font-weight-asian="bold" style:font-family-complex="'ヒラギノ角ゴ Pro W6'" style:font-pitch-complex="variable" style:font-size-complex="64pt" style:font-style-complex="normal" style:font-weight-complex="bold" style:text-emphasize="none" style:font-relief="none"/>
    </style:style>
    <style:style style:name="Title2-subtitle" style:family="presentation">
      <style:graphic-properties draw:stroke="none" draw:fill="none" draw:textarea-vertical-align="middle">
        <text:list-style style:name="Title2-subtitle">
          <text:list-level-style-bullet text:level="1" text:bullet-char="•">
            <style:text-properties fo:font-family="Arial" style:font-family-generic="swiss" style:font-pitch="variable" fo:color="#171f60" fo:font-size="100%"/>
          </text:list-level-style-bullet>
          <text:list-level-style-bullet text:level="2" text:bullet-char="•">
            <style:text-properties fo:font-family="Arial" style:font-family-generic="swiss" style:font-pitch="variable" fo:color="#171f60" fo:font-size="100%"/>
          </text:list-level-style-bullet>
          <text:list-level-style-bullet text:level="3" text:bullet-char="•">
            <style:text-properties fo:font-family="Arial" style:font-family-generic="swiss" style:font-pitch="variable" fo:color="#171f60" fo:font-size="100%"/>
          </text:list-level-style-bullet>
          <text:list-level-style-bullet text:level="4" text:bullet-char="•">
            <style:text-properties fo:font-family="Arial" style:font-family-generic="swiss" style:font-pitch="variable" fo:color="#171f60" fo:font-size="100%"/>
          </text:list-level-style-bullet>
          <text:list-level-style-bullet text:level="5" text:bullet-char="•">
            <style:text-properties fo:font-family="Arial" style:font-family-generic="swiss" style:font-pitch="variable" fo:color="#171f60" fo:font-size="100%"/>
          </text:list-level-style-bullet>
          <text:list-level-style-bullet text:level="6" text:bullet-char="•">
            <style:text-properties fo:font-family="Arial" style:font-family-generic="swiss" style:font-pitch="variable" fo:color="#171f60" fo:font-size="100%"/>
          </text:list-level-style-bullet>
          <text:list-level-style-bullet text:level="7" text:bullet-char="•">
            <style:text-properties fo:font-family="Arial" style:font-family-generic="swiss" style:font-pitch="variable" fo:color="#171f60" fo:font-size="100%"/>
          </text:list-level-style-bullet>
          <text:list-level-style-bullet text:level="8" text:bullet-char="•">
            <style:text-properties fo:font-family="Arial" style:font-family-generic="swiss" style:font-pitch="variable" fo:color="#171f60" fo:font-size="100%"/>
          </text:list-level-style-bullet>
          <text:list-level-style-bullet text:level="9" text:bullet-char="•">
            <style:text-properties fo:font-family="Arial" style:font-family-generic="swiss" style:font-pitch="variable" fo:color="#171f6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1f6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le2-background" style:family="presentation">
      <style:graphic-properties draw:stroke="none" draw:fill="bitmap" draw:fill-color="#ffffff" draw:fill-image-name="Bitmape_20_3" style:repeat="stretch" draw:textarea-horizontal-align="center" draw:textarea-vertical-align="middle" draw:shadow="hidden"/>
      <style:paragraph-properties fo:text-align="center"/>
    </style:style>
    <style:style style:name="Title2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2-notes" style:family="presentation">
      <style:graphic-properties draw:stroke="none" draw:fill="none">
        <text:list-style style:name="Title2-notes">
          <text:list-level-style-bullet text:level="1" text:bullet-char="•">
            <style:text-properties fo:font-family="GillSans" style:font-family-generic="swiss" style:font-pitch="variable" fo:color="#2f004e" fo:font-size="100%"/>
          </text:list-level-style-bullet>
          <text:list-level-style-bullet text:level="2" text:bullet-char="•">
            <style:list-level-properties text:space-before="1.27cm"/>
            <style:text-properties fo:font-family="GillSans" style:font-family-generic="swiss" style:font-pitch="variable" fo:color="#2f004e" fo:font-size="100%"/>
          </text:list-level-style-bullet>
          <text:list-level-style-bullet text:level="3" text:bullet-char="•">
            <style:list-level-properties text:space-before="2.54cm"/>
            <style:text-properties fo:font-family="GillSans" style:font-family-generic="swiss" style:font-pitch="variable" fo:color="#2f004e" fo:font-size="100%"/>
          </text:list-level-style-bullet>
          <text:list-level-style-bullet text:level="4" text:bullet-char="•">
            <style:list-level-properties text:space-before="3.81cm"/>
            <style:text-properties fo:font-family="GillSans" style:font-family-generic="swiss" style:font-pitch="variable" fo:color="#2f004e" fo:font-size="100%"/>
          </text:list-level-style-bullet>
          <text:list-level-style-bullet text:level="5" text:bullet-char="•">
            <style:list-level-properties text:space-before="5.08cm"/>
            <style:text-properties fo:font-family="GillSans" style:font-family-generic="swiss" style:font-pitch="variable" fo:color="#2f004e" fo:font-size="100%"/>
          </text:list-level-style-bullet>
          <text:list-level-style-bullet text:level="6" text:bullet-char="•">
            <style:list-level-properties text:space-before="5.08cm"/>
            <style:text-properties fo:font-family="GillSans" style:font-family-generic="swiss" style:font-pitch="variable" fo:color="#2f004e" fo:font-size="100%"/>
          </text:list-level-style-bullet>
          <text:list-level-style-bullet text:level="7" text:bullet-char="•">
            <style:list-level-properties text:space-before="5.08cm"/>
            <style:text-properties fo:font-family="GillSans" style:font-family-generic="swiss" style:font-pitch="variable" fo:color="#2f004e" fo:font-size="100%"/>
          </text:list-level-style-bullet>
          <text:list-level-style-bullet text:level="8" text:bullet-char="•">
            <style:list-level-properties text:space-before="5.08cm"/>
            <style:text-properties fo:font-family="GillSans" style:font-family-generic="swiss" style:font-pitch="variable" fo:color="#2f004e" fo:font-size="100%"/>
          </text:list-level-style-bullet>
          <text:list-level-style-bullet text:level="9" text:bullet-char="•">
            <style:list-level-properties text:space-before="5.08cm"/>
            <style:text-properties fo:font-family="GillSans" style:font-family-generic="swiss" style:font-pitch="variable" fo:color="#2f004e" fo:font-size="100%"/>
          </text:list-level-style-bullet>
          <text:list-level-style-bullet text:level="10" text:bullet-char="•">
            <style:list-level-properties text:space-before="5.08cm"/>
            <style:text-properties fo:font-family="GillSans" style:font-family-generic="swiss" style:font-pitch="variable" fo:color="#2f004e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2f004e" style:text-outline="false" style:text-line-through-style="none" style:text-position="0% 100%" fo:font-family="GillSan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2-outline1" style:family="presentation">
      <style:graphic-properties draw:stroke="none" draw:fill="none">
        <text:list-style style:name="Title2-outline1">
          <text:list-level-style-bullet text:level="1" text:bullet-char="•">
            <style:text-properties fo:font-family="Arial" style:font-family-generic="swiss" style:font-pitch="variable" fo:color="#171f60" fo:font-size="100%"/>
          </text:list-level-style-bullet>
          <text:list-level-style-bullet text:level="2" text:bullet-char="•">
            <style:text-properties fo:font-family="Arial" style:font-family-generic="swiss" style:font-pitch="variable" fo:color="#171f60" fo:font-size="100%"/>
          </text:list-level-style-bullet>
          <text:list-level-style-bullet text:level="3" text:bullet-char="•">
            <style:text-properties fo:font-family="Arial" style:font-family-generic="swiss" style:font-pitch="variable" fo:color="#171f60" fo:font-size="100%"/>
          </text:list-level-style-bullet>
          <text:list-level-style-bullet text:level="4" text:bullet-char="•">
            <style:text-properties fo:font-family="Arial" style:font-family-generic="swiss" style:font-pitch="variable" fo:color="#171f60" fo:font-size="100%"/>
          </text:list-level-style-bullet>
          <text:list-level-style-bullet text:level="5" text:bullet-char="•">
            <style:text-properties fo:font-family="Arial" style:font-family-generic="swiss" style:font-pitch="variable" fo:color="#171f60" fo:font-size="100%"/>
          </text:list-level-style-bullet>
          <text:list-level-style-bullet text:level="6" text:bullet-char="•">
            <style:text-properties fo:font-family="Arial" style:font-family-generic="swiss" style:font-pitch="variable" fo:color="#171f60" fo:font-size="100%"/>
          </text:list-level-style-bullet>
          <text:list-level-style-bullet text:level="7" text:bullet-char="•">
            <style:text-properties fo:font-family="Arial" style:font-family-generic="swiss" style:font-pitch="variable" fo:color="#171f60" fo:font-size="100%"/>
          </text:list-level-style-bullet>
          <text:list-level-style-bullet text:level="8" text:bullet-char="•">
            <style:text-properties fo:font-family="Arial" style:font-family-generic="swiss" style:font-pitch="variable" fo:color="#171f6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1f6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text-emphasize="none" style:font-relief="none"/>
    </style:style>
    <style:style style:name="Title2-outline2" style:family="presentation" style:parent-style-name="Title2-outline1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1f60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2-outline3" style:family="presentation" style:parent-style-name="Title2-outline2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1f60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2-outline4" style:family="presentation" style:parent-style-name="Title2-outline3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1f60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2-outline5" style:family="presentation" style:parent-style-name="Title2-outline4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1f60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2-outline6" style:family="presentation" style:parent-style-name="Title2-outline5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1f60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2-outline7" style:family="presentation" style:parent-style-name="Title2-outline6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1f60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2-outline8" style:family="presentation" style:parent-style-name="Title2-outline7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1f60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2-outline9" style:family="presentation" style:parent-style-name="Title2-outline8"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171f60" style:text-line-through-style="none" style:text-position="0% 100%" fo:font-family="Arial" style:font-pitch="variable" fo:font-size="32pt" fo:font-style="normal" fo:text-shadow="none" style:text-underline-style="none" fo:font-weight="normal" style:font-family-asian="'ヒラギノ角ゴ Pro W3'" style:font-pitch-asian="variable" style:font-size-asian="32pt" style:font-style-asian="normal" style:font-weight-asian="normal" style:font-family-complex="'ヒラギノ角ゴ Pro W3'" style:font-pitch-complex="variable" style:font-size-complex="32pt" style:font-style-complex="normal" style:font-weight-complex="normal" style:font-relief="none"/>
    </style:style>
    <style:style style:name="Title3-title" style:family="presentation">
      <style:graphic-properties draw:stroke="none" draw:fill="none" draw:textarea-vertical-align="middle">
        <text:list-style style:name="Title3-title"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8pt" fo:font-style="normal" fo:text-shadow="none" style:text-underline-style="none" fo:font-weight="bold" style:letter-kerning="true" style:font-family-asian="'ヒラギノ角ゴ Pro W6'" style:font-pitch-asian="variable" style:font-size-asian="48pt" style:font-style-asian="normal" style:font-weight-asian="bold" style:font-family-complex="'ヒラギノ角ゴ Pro W6'" style:font-pitch-complex="variable" style:font-size-complex="48pt" style:font-style-complex="normal" style:font-weight-complex="bold" style:text-emphasize="none" style:font-relief="none"/>
    </style:style>
    <style:style style:name="Title3-subtitle" style:family="presentation">
      <style:graphic-properties draw:stroke="none" draw:fill="none" draw:textarea-vertical-align="middle">
        <text:list-style style:name="Title3-subtitle">
          <text:list-level-style-bullet text:level="1" text:bullet-char="‣">
            <style:list-level-properties text:space-before="0.74cm" text:min-label-width="1.588cm"/>
            <style:text-properties fo:font-family="'Lucida Grande'" style:font-pitch="variable" fo:color="#092d6b" fo:font-size="100%"/>
          </text:list-level-style-bullet>
          <text:list-level-style-bullet text:level="2" text:bullet-char="‣">
            <style:list-level-properties text:space-before="1.975cm" text:min-label-width="1.588cm"/>
            <style:text-properties fo:font-family="'Lucida Grande'" style:font-pitch="variable" fo:color="#092d6b" fo:font-size="100%"/>
          </text:list-level-style-bullet>
          <text:list-level-style-bullet text:level="3" text:bullet-char="‣">
            <style:list-level-properties text:space-before="3.21cm" text:min-label-width="1.587cm"/>
            <style:text-properties fo:font-family="'Lucida Grande'" style:font-pitch="variable" fo:color="#092d6b" fo:font-size="100%"/>
          </text:list-level-style-bullet>
          <text:list-level-style-bullet text:level="4" text:bullet-char="‣">
            <style:list-level-properties text:space-before="4.445cm" text:min-label-width="1.587cm"/>
            <style:text-properties fo:font-family="'Lucida Grande'" style:font-pitch="variable" fo:color="#092d6b" fo:font-size="100%"/>
          </text:list-level-style-bullet>
          <text:list-level-style-bullet text:level="5" text:bullet-char="‣">
            <style:list-level-properties text:space-before="5.679cm" text:min-label-width="1.588cm"/>
            <style:text-properties fo:font-family="'Lucida Grande'" style:font-pitch="variable" fo:color="#092d6b" fo:font-size="100%"/>
          </text:list-level-style-bullet>
          <text:list-level-style-bullet text:level="6" text:bullet-char="‣">
            <style:list-level-properties text:space-before="5.679cm" text:min-label-width="1.588cm"/>
            <style:text-properties fo:font-family="'Lucida Grande'" style:font-pitch="variable" fo:color="#092d6b" fo:font-size="100%"/>
          </text:list-level-style-bullet>
          <text:list-level-style-bullet text:level="7" text:bullet-char="‣">
            <style:list-level-properties text:space-before="5.679cm" text:min-label-width="1.588cm"/>
            <style:text-properties fo:font-family="'Lucida Grande'" style:font-pitch="variable" fo:color="#092d6b" fo:font-size="100%"/>
          </text:list-level-style-bullet>
          <text:list-level-style-bullet text:level="8" text:bullet-char="‣">
            <style:list-level-properties text:space-before="5.679cm" text:min-label-width="1.588cm"/>
            <style:text-properties fo:font-family="'Lucida Grande'" style:font-pitch="variable" fo:color="#092d6b" fo:font-size="100%"/>
          </text:list-level-style-bullet>
          <text:list-level-style-bullet text:level="9" text:bullet-char="‣">
            <style:list-level-properties text:space-before="5.679cm" text:min-label-width="1.588cm"/>
            <style:text-properties fo:font-family="'Lucida Grande'" style:font-pitch="variable" fo:color="#092d6b" fo:font-size="100%"/>
          </text:list-level-style-bullet>
        </text:list-style>
      </style:graphic-properties>
      <style:paragraph-properties fo:margin-left="2.328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Title3-background" style:family="presentation">
      <style:graphic-properties draw:stroke="none" draw:fill="bitmap" draw:fill-color="#ffffff" draw:fill-image-name="Bitmape_20_4" style:repeat="stretch" draw:textarea-horizontal-align="center" draw:textarea-vertical-align="middle" draw:shadow="hidden"/>
      <style:paragraph-properties fo:text-align="center"/>
    </style:style>
    <style:style style:name="Title3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itle3-notes" style:family="presentation">
      <style:graphic-properties draw:stroke="none" draw:fill="none">
        <text:list-style style:name="Title3-notes">
          <text:list-level-style-bullet text:level="1" text:bullet-char="•">
            <style:text-properties fo:font-family="GillSans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GillSans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GillSans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GillSans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GillSans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GillSans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GillSans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GillSans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GillSans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GillSans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text:enable-numbering="false" fo:text-indent="0cm" style:punctuation-wrap="hanging" style:line-break="strict" style:writing-mode="lr-tb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GillSans" style:font-pitch="variable" fo:font-size="12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/>
    </style:style>
    <style:style style:name="Title3-outline1" style:family="presentation">
      <style:graphic-properties draw:stroke="none" draw:fill="none">
        <text:list-style style:name="Title3-outline1">
          <text:list-level-style-bullet text:level="1" text:bullet-char="‣">
            <style:list-level-properties text:space-before="0.74cm" text:min-label-width="1.588cm"/>
            <style:text-properties fo:font-family="'Lucida Grande'" style:font-pitch="variable" fo:color="#092d6b" fo:font-size="100%"/>
          </text:list-level-style-bullet>
          <text:list-level-style-bullet text:level="2" text:bullet-char="‣">
            <style:list-level-properties text:space-before="1.975cm" text:min-label-width="1.588cm"/>
            <style:text-properties fo:font-family="'Lucida Grande'" style:font-pitch="variable" fo:color="#092d6b" fo:font-size="100%"/>
          </text:list-level-style-bullet>
          <text:list-level-style-bullet text:level="3" text:bullet-char="‣">
            <style:list-level-properties text:space-before="3.21cm" text:min-label-width="1.587cm"/>
            <style:text-properties fo:font-family="'Lucida Grande'" style:font-pitch="variable" fo:color="#092d6b" fo:font-size="100%"/>
          </text:list-level-style-bullet>
          <text:list-level-style-bullet text:level="4" text:bullet-char="‣">
            <style:list-level-properties text:space-before="4.445cm" text:min-label-width="1.587cm"/>
            <style:text-properties fo:font-family="'Lucida Grande'" style:font-pitch="variable" fo:color="#092d6b" fo:font-size="100%"/>
          </text:list-level-style-bullet>
          <text:list-level-style-bullet text:level="5" text:bullet-char="‣">
            <style:list-level-properties text:space-before="5.679cm" text:min-label-width="1.588cm"/>
            <style:text-properties fo:font-family="'Lucida Grande'" style:font-pitch="variable" fo:color="#092d6b" fo:font-size="100%"/>
          </text:list-level-style-bullet>
          <text:list-level-style-bullet text:level="6" text:bullet-char="‣">
            <style:list-level-properties text:space-before="5.679cm" text:min-label-width="1.588cm"/>
            <style:text-properties fo:font-family="'Lucida Grande'" style:font-pitch="variable" fo:color="#092d6b" fo:font-size="100%"/>
          </text:list-level-style-bullet>
          <text:list-level-style-bullet text:level="7" text:bullet-char="‣">
            <style:list-level-properties text:space-before="5.679cm" text:min-label-width="1.588cm"/>
            <style:text-properties fo:font-family="'Lucida Grande'" style:font-pitch="variable" fo:color="#092d6b" fo:font-size="100%"/>
          </text:list-level-style-bullet>
          <text:list-level-style-bullet text:level="8" text:bullet-char="‣">
            <style:list-level-properties text:space-before="5.679cm" text:min-label-width="1.588cm"/>
            <style:text-properties fo:font-family="'Lucida Grande'" style:font-pitch="variable" fo:color="#092d6b" fo:font-size="100%"/>
          </text:list-level-style-bullet>
        </text:list-style>
      </style:graphic-properties>
      <style:paragraph-properties fo:margin-left="2.328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211cm"/>
          <style:tab-stop style:position="2.751cm"/>
          <style:tab-stop style:position="5.291cm"/>
          <style:tab-stop style:position="7.831cm"/>
          <style:tab-stop style:position="10.371cm"/>
          <style:tab-stop style:position="12.911cm"/>
          <style:tab-stop style:position="15.451cm"/>
          <style:tab-stop style:position="17.991cm"/>
          <style:tab-stop style:position="20.531cm"/>
          <style:tab-stop style:position="23.071cm"/>
          <style:tab-stop style:position="25.611cm"/>
        </style:tab-stops>
      </style:paragraph-properties>
      <style:text-properties fo:color="#000000" style:text-outline="false" style:text-line-through-style="none" style:text-position="0% 100%" fo:font-family="Arial" style:font-pitch="variable" fo:font-size="28pt" fo:font-style="normal" fo:text-shadow="none" style:text-underline-style="none" fo:font-weight="normal" style:letter-kerning="true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text-emphasize="none" style:font-relief="none"/>
    </style:style>
    <style:style style:name="Title3-outline2" style:family="presentation" style:parent-style-name="Title3-outline1">
      <style:paragraph-properties fo:margin-left="3.563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1.516cm"/>
          <style:tab-stop style:position="4.056cm"/>
          <style:tab-stop style:position="6.596cm"/>
          <style:tab-stop style:position="9.136cm"/>
          <style:tab-stop style:position="11.676cm"/>
          <style:tab-stop style:position="14.216cm"/>
          <style:tab-stop style:position="16.756cm"/>
          <style:tab-stop style:position="19.296cm"/>
          <style:tab-stop style:position="21.836cm"/>
          <style:tab-stop style:position="24.3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3" style:family="presentation" style:parent-style-name="Title3-outline2">
      <style:paragraph-properties fo:margin-left="4.797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282cm"/>
          <style:tab-stop style:position="2.822cm"/>
          <style:tab-stop style:position="5.362cm"/>
          <style:tab-stop style:position="7.902cm"/>
          <style:tab-stop style:position="10.442cm"/>
          <style:tab-stop style:position="12.982cm"/>
          <style:tab-stop style:position="15.522cm"/>
          <style:tab-stop style:position="18.062cm"/>
          <style:tab-stop style:position="20.602cm"/>
          <style:tab-stop style:position="23.142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4" style:family="presentation" style:parent-style-name="Title3-outline3">
      <style:paragraph-properties fo:margin-left="6.032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5" style:family="presentation" style:parent-style-name="Title3-outline4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6" style:family="presentation" style:parent-style-name="Title3-outline5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7" style:family="presentation" style:parent-style-name="Title3-outline6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8" style:family="presentation" style:parent-style-name="Title3-outline7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style style:name="Title3-outline9" style:family="presentation" style:parent-style-name="Title3-outline8">
      <style:paragraph-properties fo:margin-left="7.267cm" fo:margin-right="0cm" fo:margin-top="0.846cm" fo:margin-bottom="0cm" fo:line-height="100%" fo:text-align="start" text:enable-numbering="true" fo:text-indent="0cm" style:punctuation-wrap="hanging" style:line-break="strict" style:writing-mode="lr-tb">
        <style:tab-stops>
          <style:tab-stop style:position="0.352cm"/>
          <style:tab-stop style:position="2.892cm"/>
          <style:tab-stop style:position="5.432cm"/>
          <style:tab-stop style:position="7.972cm"/>
          <style:tab-stop style:position="10.512cm"/>
          <style:tab-stop style:position="13.052cm"/>
          <style:tab-stop style:position="15.592cm"/>
          <style:tab-stop style:position="18.132cm"/>
          <style:tab-stop style:position="20.672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family-asian="'ヒラギノ角ゴ Pro W3'" style:font-pitch-asian="variable" style:font-size-asian="28pt" style:font-style-asian="normal" style:font-weight-asian="normal" style:font-family-complex="'ヒラギノ角ゴ Pro W3'" style:font-pitch-complex="variable" style:font-size-complex="28pt" style:font-style-complex="normal" style:font-weight-complex="normal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36.12cm" fo:page-height="27.09cm" style:print-orientation="landscape"/>
    </style:page-layout>
    <style:style style:name="dp1" style:family="drawing-page">
      <style:drawing-page-properties draw:background-size="border" draw:fill="bitmap" draw:fill-color="#ffffff" draw:fill-image-name="Bitmape_20_1" style:repeat="stretch"/>
    </style:style>
    <style:style style:name="dp2" style:family="drawing-page">
      <style:drawing-page-properties draw:background-size="border" draw:fill="bitmap" draw:fill-color="#ffffff" draw:fill-image-name="Bitmape_20_2" style:repeat="stretch"/>
    </style:style>
    <style:style style:name="dp3" style:family="drawing-page">
      <style:drawing-page-properties draw:background-size="border" draw:fill="bitmap" draw:fill-color="#ffffff" draw:fill-image-name="Bitmape_20_3" style:repeat="stretch"/>
    </style:style>
    <style:style style:name="dp4" style:family="drawing-page">
      <style:drawing-page-properties draw:background-size="border" draw:fill="bitmap" draw:fill-color="#ffffff" draw:fill-image-name="Bitmape_20_4" style:repeat="stretch"/>
    </style:style>
    <style:style style:name="dp5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7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text:list-style style:name="L1">
      <text:list-level-style-bullet text:level="1" text:bullet-char="•">
        <style:text-properties fo:font-family="GillSans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GillSans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GillSans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GillSans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GillSans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GillSans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GillSans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GillSans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GillSans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GillSans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5">
      <draw:page-thumbnail draw:layer="backgroundobjects" svg:width="6.095cm" svg:height="4.571cm" svg:x="2.19cm" svg:y="3.556cm" draw:page-number="1"/>
      <draw:page-thumbnail draw:layer="backgroundobjects" svg:width="6.095cm" svg:height="4.571cm" svg:x="10.762cm" svg:y="3.556cm" draw:page-number="2"/>
      <draw:page-thumbnail draw:layer="backgroundobjects" svg:width="6.095cm" svg:height="4.571cm" svg:x="2.19cm" svg:y="10.414cm" draw:page-number="3"/>
      <draw:page-thumbnail draw:layer="backgroundobjects" svg:width="6.095cm" svg:height="4.571cm" svg:x="10.762cm" svg:y="10.414cm"/>
      <draw:page-thumbnail draw:layer="backgroundobjects" svg:width="6.095cm" svg:height="4.571cm" svg:x="2.19cm" svg:y="17.272cm"/>
      <draw:page-thumbnail draw:layer="backgroundobjects" svg:width="6.095cm" svg:height="4.571cm" svg:x="10.762cm" svg:y="17.272cm"/>
      <draw:frame draw:style-name="gr1" draw:text-style-name="P1" draw:layer="backgroundobjects" svg:width="8.266cm" svg:height="1.26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8.266cm" svg:height="1.269cm" svg:x="10.783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8.266cm" svg:height="1.269cm" svg:x="0cm" svg:y="24.13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8.266cm" svg:height="1.269cm" svg:x="10.783cm" svg:y="24.13cm" presentation:class="page-number">
        <draw:text-box>
          <text:p text:style-name="P2"><text:page-number>&lt;number&gt;</text:page-number></text:p>
        </draw:text-box>
      </draw:frame>
    </style:handout-master>
    <style:master-page style:name="Default" style:page-layout-name="PM1" draw:style-name="dp1">
      <draw:frame presentation:style-name="Default-outline1" draw:layer="backgroundobjects" svg:width="21.343cm" svg:height="12.469cm" svg:x="14.886cm" svg:y="11.606cm" presentation:class="outline" presentation:placeholder="true">
        <draw:text-box/>
      </draw:frame>
      <draw:frame presentation:style-name="Default-title" draw:layer="backgroundobjects" svg:width="21.378cm" svg:height="5.821cm" svg:x="14.817cm" svg:y="5.538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Default-title" draw:layer="backgroundobjects" svg:width="0cm" svg:height="0cm" svg:x="0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1" style:page-layout-name="PM1" draw:style-name="dp2">
      <draw:frame presentation:style-name="Title1-title" draw:layer="backgroundobjects" svg:width="25.612cm" svg:height="3.634cm" svg:x="9.701cm" svg:y="0.704cm" presentation:class="title" presentation:placeholder="true">
        <draw:text-box/>
      </draw:frame>
      <draw:frame presentation:style-name="Title1-outline1" draw:layer="backgroundobjects" svg:width="33.69cm" svg:height="20.109cm" svg:x="1.023cm" svg:y="6.03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1-title" draw:layer="backgroundobjects" svg:width="0cm" svg:height="0cm" svg:x="0cm" svg:y="1.93cm" presentation:class="page"/>
        <draw:frame presentation:style-name="Title1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2" style:page-layout-name="PM1" draw:style-name="dp3">
      <draw:frame presentation:style-name="Title2-outline1" draw:layer="backgroundobjects" svg:width="21.343cm" svg:height="12.469cm" svg:x="14.886cm" svg:y="11.606cm" presentation:class="outline" presentation:placeholder="true">
        <draw:text-box/>
      </draw:frame>
      <draw:frame presentation:style-name="Title2-title" draw:layer="backgroundobjects" svg:width="21.378cm" svg:height="5.821cm" svg:x="14.817cm" svg:y="5.538cm" presentation:class="titl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2-title" draw:layer="backgroundobjects" svg:width="0cm" svg:height="0cm" svg:x="0cm" svg:y="1.93cm" presentation:class="page"/>
        <draw:frame presentation:style-name="Title2-notes" draw:layer="backgroundobjects" svg:width="15.239cm" svg:height="11.429cm" svg:x="1.905cm" svg:y="12.065cm" presentation:class="notes" presentation:placeholder="true">
          <draw:text-box/>
        </draw:frame>
      </presentation:notes>
    </style:master-page>
    <style:master-page style:name="Title3" style:page-layout-name="PM1" draw:style-name="dp4">
      <draw:frame presentation:style-name="Title3-title" draw:layer="backgroundobjects" svg:width="25.612cm" svg:height="3.634cm" svg:x="9.701cm" svg:y="0.704cm" presentation:class="title" presentation:placeholder="true">
        <draw:text-box/>
      </draw:frame>
      <draw:frame presentation:style-name="Title3-outline1" draw:layer="backgroundobjects" svg:width="33.69cm" svg:height="20.109cm" svg:x="1.023cm" svg:y="6.033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Title3-title" draw:layer="backgroundobjects" svg:width="0cm" svg:height="0cm" svg:x="0cm" svg:y="1.93cm" presentation:class="page"/>
        <draw:frame presentation:style-name="Title3-notes" draw:layer="backgroundobjects" svg:width="15.239cm" svg:height="11.429cm" svg:x="1.905cm" svg:y="12.065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NeoOffice/2.2$Unix OpenOffice.org_project/</meta:generator>
    <dc:date>2008-07-01T22:20:41</dc:date>
    <meta:print-date>2008-07-01T22:09:37</meta:print-date>
    <dc:language>en-US</dc:language>
    <meta:editing-cycles>1</meta:editing-cycles>
    <meta:editing-duration>PT11M6S</meta:editing-duration>
    <meta:user-defined meta:name="Info 1"/>
    <meta:user-defined meta:name="Info 2"/>
    <meta:user-defined meta:name="Info 3"/>
    <meta:user-defined meta:name="Info 4"/>
    <meta:document-statistic meta:object-count="38"/>
  </office:meta>
</office:document-meta>
</file>